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06cm" fo:margin-left="0cm" table:align="left"/>
    </style:style>
    <style:style style:name="表格1.A" style:family="table-column">
      <style:table-column-properties style:column-width="0.84cm"/>
    </style:style>
    <style:style style:name="表格1.B" style:family="table-column">
      <style:table-column-properties style:column-width="16.16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SPOJ][NAHY][KMP]</text:p>
      <text:p text:style-name="Standard">题目大意</text:p>
      <text:p text:style-name="Standard"><text:tab/>给出长度为n的字符串a和一个长度无限的字符串b，输出所有a在b中与b相匹配的位置（所谓无限长的意思就是算法必须是在线的时间复杂度，也就是无法完整地存下b）</text:p>
      <text:p text:style-name="Standard">算法分析</text:p>
      <text:p text:style-name="Standard"><text:tab/>这是一个KMP的例题，注意有些语言读入的时间比较长，比如如果用cin的话可能就会超时。</text:p>
      <text:p text:style-name="Standard">参考代码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/>
          </table:table-cell>
          <table:table-cell table:style-name="表格1.B1" office:value-type="string">
            <text:p text:style-name="Table_20_Contents">/*</text:p>
            <text:p text:style-name="Table_20_Contents"><text:s text:c="2"/>SPOJ NAHY</text:p>
            <text:p text:style-name="Table_20_Contents"><text:s text:c="2"/>gestapolur</text:p>
            <text:p text:style-name="Table_20_Contents"><text:s text:c="2"/>2012-03-17</text:p>
            <text:p text:style-name="Table_20_Contents"><text:s text:c="2"/>ACCEPTED</text:p>
            <text:p text:style-name="Table_20_Contents">*/</text:p>
            <text:p text:style-name="Table_20_Contents">#include&lt;cstdlib&gt;</text:p>
            <text:p text:style-name="Table_20_Contents">#include&lt;cstdio&gt;</text:p>
            <text:p text:style-name="Table_20_Contents">#include&lt;cstring&gt;</text:p>
            <text:p text:style-name="Table_20_Contents">#define MAXN 1002</text:p>
            <text:p text:style-name="Table_20_Contents"/>
            <text:p text:style-name="Table_20_Contents">char p[ MAXN ];</text:p>
            <text:p text:style-name="Table_20_Contents">int n;</text:p>
            <text:p text:style-name="Table_20_Contents"/>
            <text:p text:style-name="Table_20_Contents">void kmp()</text:p>
            <text:p text:style-name="Table_20_Contents">{</text:p>
            <text:p text:style-name="Table_20_Contents"><text:s text:c="2"/>int q , k;</text:p>
            <text:p text:style-name="Table_20_Contents"><text:s text:c="2"/>int pi[ MAXN ];</text:p>
            <text:p text:style-name="Table_20_Contents"><text:s text:c="2"/>long long cnt = 0;</text:p>
            <text:p text:style-name="Table_20_Contents"><text:s text:c="2"/>char ch;</text:p>
            <text:p text:style-name="Table_20_Contents"/>
            <text:p text:style-name="Table_20_Contents"><text:s text:c="2"/>pi[ 1 ] = 0;</text:p>
            <text:p text:style-name="Table_20_Contents"><text:s text:c="2"/>k = 0;</text:p>
            <text:p text:style-name="Table_20_Contents"><text:s text:c="2"/>//puts( p );</text:p>
            <text:p text:style-name="Table_20_Contents"><text:s text:c="2"/>//printf("kmp start\n");</text:p>
            <text:p text:style-name="Table_20_Contents"><text:s text:c="2"/>for( q = 2 ; q &lt;= n ; ++ q )</text:p>
            <text:p text:style-name="Table_20_Contents"><text:s text:c="4"/>{</text:p>
            <text:p text:style-name="Table_20_Contents"><text:s text:c="6"/>while( k &gt; 0 and p[ k + 1 ] not_eq p[ q ] )</text:p>
            <text:p text:style-name="Table_20_Contents"><text:s text:c="8"/>k = pi[ k ];</text:p>
            <text:p text:style-name="Table_20_Contents"><text:s text:c="6"/>if( p[ k + 1 ] == p[ q ] )</text:p>
            <text:p text:style-name="Table_20_Contents"><text:s text:c="8"/>++ k;</text:p>
            <text:p text:style-name="Table_20_Contents"><text:s text:c="6"/>pi[ q ] = k;</text:p>
            <text:p text:style-name="Table_20_Contents"><text:s text:c="4"/>}</text:p>
            <text:p text:style-name="Table_20_Contents"><text:s text:c="2"/>//kmp</text:p>
            <text:p text:style-name="Table_20_Contents"><text:s text:c="2"/>//printf( "pattern start\n" );</text:p>
            <text:p text:style-name="Table_20_Contents"><text:s text:c="2"/>q = 0;</text:p>
            <text:p text:style-name="Table_20_Contents"><text:soft-page-break/><text:s text:c="2"/>while( ch = getchar( ) )</text:p>
            <text:p text:style-name="Table_20_Contents"><text:s text:c="4"/>{</text:p>
            <text:p text:style-name="Table_20_Contents"><text:s text:c="6"/>//printf( "%c" , ch );</text:p>
            <text:p text:style-name="Table_20_Contents"><text:s text:c="6"/>if( ch == 10 ) break;</text:p>
            <text:p text:style-name="Table_20_Contents"/>
            <text:p text:style-name="Table_20_Contents"><text:s text:c="6"/>while( q &gt; 0 and p[ q + 1 ] not_eq ch )</text:p>
            <text:p text:style-name="Table_20_Contents"><text:s text:c="8"/>q = pi[ q ];</text:p>
            <text:p text:style-name="Table_20_Contents"><text:s text:c="6"/>if( p[ q + 1 ] == ch )</text:p>
            <text:p text:style-name="Table_20_Contents"><text:s text:c="8"/>++ q;</text:p>
            <text:p text:style-name="Table_20_Contents"><text:s text:c="6"/></text:p>
            <text:p text:style-name="Table_20_Contents"><text:s text:c="6"/>if( q == n )</text:p>
            <text:p text:style-name="Table_20_Contents"><text:s text:c="8"/>{</text:p>
            <text:p text:style-name="Table_20_Contents"><text:s text:c="10"/>printf( "%Ld\n" , cnt - n + 1 );</text:p>
            <text:p text:style-name="Table_20_Contents"><text:s text:c="10"/>q = pi[ q ];</text:p>
            <text:p text:style-name="Table_20_Contents"><text:s text:c="8"/>}</text:p>
            <text:p text:style-name="Table_20_Contents"><text:s text:c="6"/>++ cnt;</text:p>
            <text:p text:style-name="Table_20_Contents"><text:s text:c="4"/>}</text:p>
            <text:p text:style-name="Table_20_Contents"><text:s text:c="2"/>printf("\n");</text:p>
            <text:p text:style-name="Table_20_Contents"><text:s text:c="2"/>//printf("finish\n");</text:p>
            <text:p text:style-name="Table_20_Contents"/>
            <text:p text:style-name="Table_20_Contents"><text:s text:c="2"/>return ;</text:p>
            <text:p text:style-name="Table_20_Contents">}</text:p>
            <text:p text:style-name="Table_20_Contents"/>
            <text:p text:style-name="Table_20_Contents">void init()</text:p>
            <text:p text:style-name="Table_20_Contents">{</text:p>
            <text:p text:style-name="Table_20_Contents"><text:s text:c="2"/>getchar();</text:p>
            <text:p text:style-name="Table_20_Contents"><text:s text:c="2"/>for( int i = 1 ; i &lt;= n ; ++ i )</text:p>
            <text:p text:style-name="Table_20_Contents"><text:s text:c="4"/>scanf( "%c" , &amp;p[ i ] );</text:p>
            <text:p text:style-name="Table_20_Contents"><text:s text:c="2"/>getchar();</text:p>
            <text:p text:style-name="Table_20_Contents"><text:s text:c="2"/>//for( int i = 1 ; i &lt;= n ; ++ i ) printf( "%c " , p[ i ] ); printf("\n");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2"/>//scanf( "%s%s" , &amp;t , &amp;p );</text:p>
            <text:p text:style-name="Table_20_Contents"><text:s text:c="2"/>//for( int i = 1 ; i &lt;= 5 ; ++ i ) printf( "%c" , t[ i ] ); printf("\n");</text:p>
            <text:p text:style-name="Table_20_Contents"><text:s text:c="2"/>//printf( "%d %d\n" , strlen( t ) , strlen( p ) );</text:p>
            <text:p text:style-name="Table_20_Contents"><text:s text:c="2"/>while( scanf( "%d" , &amp;n ) not_eq EOF )</text:p>
            <text:p text:style-name="Table_20_Contents"><text:s text:c="4"/>{</text:p>
            <text:p text:style-name="Table_20_Contents"><text:s text:c="6"/>//printf( "%d\n" , n );</text:p>
            <text:p text:style-name="Table_20_Contents"><text:s text:c="6"/>init();</text:p>
            <text:p text:style-name="Table_20_Contents"><text:soft-page-break/></text:p>
            <text:p text:style-name="Table_20_Contents"><text:s text:c="6"/>kmp();</text:p>
            <text:p text:style-name="Table_20_Contents"><text:s text:c="4"/>}</text:p>
            <text:p text:style-name="Table_20_Contents"><text:s text:c="2"/>return 0;</text:p>
            <text:p text:style-name="Table_20_Contents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 Condensed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stapolur </meta:initial-creator>
    <meta:creation-date>2012-03-17T12:10:34</meta:creation-date>
    <dc:date>2012-03-17T12:27:25</dc:date>
    <dc:creator>gestapolur </dc:creator>
    <meta:editing-duration>PT16M54S</meta:editing-duration>
    <meta:editing-cycles>5</meta:editing-cycles>
    <meta:generator>LibreOffice/3.4$Linux LibreOffice_project/340m1$Build-402</meta:generator>
    <meta:document-statistic meta:table-count="1" meta:image-count="0" meta:object-count="0" meta:page-count="3" meta:paragraph-count="81" meta:word-count="314" meta:character-count="1473" meta:non-whitespace-character-count="1020"/>
  </office:meta>
</office:document-meta>
</file>